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10" table:formula="of:=[.A7]*([.D7]+50*[.C7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30" table:formula="of:=[.A8]*([.D8]+50*[.C8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6" table:style-name="ce9">
            <text:p>6</text:p>
          </table:table-cell>
          <table:table-cell table:style-name="ce9"/>
          <table:table-cell office:value-type="currency" office:value="150" table:formula="of:=[.A9]*([.D9]+50*[.C9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7" table:style-name="ce9">
            <text:p>7</text:p>
          </table:table-cell>
          <table:table-cell table:style-name="ce9"/>
          <table:table-cell office:value-type="currency" office:value="350" table:formula="of:=[.A10]*([.D10]+50*[.C10])" table:style-name="ce10">
            <text:p>CHF 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400" table:formula="of:=[.A11]*([.D11]+50*[.C11])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250" table:formula="of:=[.A12]*([.D12]+25*[.C12])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80" table:style-name="ce9">
            <text:p>280</text:p>
          </table:table-cell>
          <table:table-cell office:value-type="currency" office:value="5600" table:formula="of:=[.A14]*[.D14]" table:style-name="ce10">
            <text:p>CHF 5 6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790" table:formula="of:=SUM([.E6:.E18])" table:number-columns-spanned="2" table:number-rows-spanned="1" table:style-name="ce12">
            <text:p>CHF 6 79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2-11T14:26:37Z</dc:date>
    <meta:editing-cycles>13</meta:editing-cycles>
    <meta:editing-duration>PT18807S</meta:editing-duration>
  </office:meta>
</office:document-meta>
</file>